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2018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200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2007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2007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2006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2006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200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200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200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200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200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200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99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99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98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98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98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97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97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96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96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96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95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95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9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9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94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9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9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9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9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9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9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9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9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9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9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9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9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9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9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9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90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90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90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90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90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9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9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9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9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9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8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8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8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8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8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7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7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7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7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7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6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6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856" calcext:value-type="float">
            <text:p>33.5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6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6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5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5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5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7768" calcext:value-type="float">
            <text:p>33.9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5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4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4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8016" calcext:value-type="float">
            <text:p>34.4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3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908" calcext:value-type="float">
            <text:p>34.5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0768" calcext:value-type="float">
            <text:p>35.1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0184" calcext:value-type="float">
            <text:p>35.0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0392" calcext:value-type="float">
            <text:p>35.1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0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0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0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80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9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9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9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9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8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8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8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8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7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7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7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7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7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6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6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6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6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6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5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5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5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5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4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4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3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0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0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0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1752" calcext:value-type="float">
            <text:p>38.4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0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0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70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9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9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9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9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9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9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9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9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9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8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8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8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436" calcext:value-type="float">
            <text:p>38.6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8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0392" calcext:value-type="float">
            <text:p>38.9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8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8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8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8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8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8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8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7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7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7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7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3856" calcext:value-type="float">
            <text:p>39.2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7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7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7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5944" calcext:value-type="float">
            <text:p>39.1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7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7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0704" calcext:value-type="float">
            <text:p>39.1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7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7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7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6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828" calcext:value-type="float">
            <text:p>39.5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6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6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6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264" calcext:value-type="float">
            <text:p>40.2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6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7088" calcext:value-type="float">
            <text:p>39.9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6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2768" calcext:value-type="float">
            <text:p>39.6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6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7736" calcext:value-type="float">
            <text:p>39.7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6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9928" calcext:value-type="float">
            <text:p>39.8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6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1744" calcext:value-type="float">
            <text:p>39.8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6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6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5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5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5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076" calcext:value-type="float">
            <text:p>40.3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5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5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4288" calcext:value-type="float">
            <text:p>40.4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5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6144" calcext:value-type="float">
            <text:p>40.7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4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4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4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988" calcext:value-type="float">
            <text:p>40.9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3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3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5464" calcext:value-type="float">
            <text:p>42.9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1192" calcext:value-type="float">
            <text:p>41.5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4696" calcext:value-type="float">
            <text:p>42.1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5176" calcext:value-type="float">
            <text:p>42.1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1896" calcext:value-type="float">
            <text:p>42.6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868" calcext:value-type="float">
            <text:p>42.7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256" calcext:value-type="float">
            <text:p>43.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9912" calcext:value-type="float">
            <text:p>42.7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9056" calcext:value-type="float">
            <text:p>42.7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6008" calcext:value-type="float">
            <text:p>42.7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8784" calcext:value-type="float">
            <text:p>42.8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8512" calcext:value-type="float">
            <text:p>42.9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0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6424" calcext:value-type="float">
            <text:p>43.0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0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4648" calcext:value-type="float">
            <text:p>43.2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0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644" calcext:value-type="float">
            <text:p>43.9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0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0928" calcext:value-type="float">
            <text:p>44.0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0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0328" calcext:value-type="float">
            <text:p>43.0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0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5776" calcext:value-type="float">
            <text:p>43.1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0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4336" calcext:value-type="float">
            <text:p>43.0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8928" calcext:value-type="float">
            <text:p>43.2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0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0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3312" calcext:value-type="float">
            <text:p>43.2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60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2288" calcext:value-type="float">
            <text:p>43.4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59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5544" calcext:value-type="float">
            <text:p>43.5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59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6568" calcext:value-type="float">
            <text:p>43.4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59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59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59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6104" calcext:value-type="float">
            <text:p>44.2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59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6336" calcext:value-type="float">
            <text:p>43.8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59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9176" calcext:value-type="float">
            <text:p>43.6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59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2536" calcext:value-type="float">
            <text:p>43.9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6099350101</text:p>
          </table:table-cell>
          <table:table-cell office:value-type="string" calcext:value-type="string">
            <text:p>7N 20W 10CC:G-013609</text:p>
          </table:table-cell>
          <table:table-cell office:value-type="string" calcext:value-type="string">
            <text:p>1959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0" meta:object-count="0"/>
    <meta:user-defined meta:name="AppVersion">3.0</meta:user-defined>
  </office:meta>
</office:document-meta>
</file>